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6"/>
    <style:style style:name="ce20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9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9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7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9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9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9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9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9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9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9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7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9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9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9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9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9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9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7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9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7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9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9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7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9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7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9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9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9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7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9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9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Default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6"/>
        <table:table-column table:style-name="co7" table:default-cell-style-name="ce21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0" office:value-type="string" calcext:value-type="string">
            <text:p>H/A</text:p>
          </table:table-cell>
          <table:table-cell table:style-name="ce22" office:value-type="string" calcext:value-type="string">
            <text:p>S1</text:p>
          </table:table-cell>
          <table:table-cell table:style-name="ce20" office:value-type="string" calcext:value-type="string">
            <text:p>S1P</text:p>
          </table:table-cell>
          <table:table-cell table:style-name="ce22" office:value-type="string" calcext:value-type="string">
            <text:p>S2</text:p>
          </table:table-cell>
          <table:table-cell table:style-name="ce20" office:value-type="string" calcext:value-type="string">
            <text:p>S2P</text:p>
          </table:table-cell>
          <table:table-cell table:style-name="ce22" office:value-type="string" calcext:value-type="string">
            <text:p>S3</text:p>
          </table:table-cell>
          <table:table-cell table:style-name="ce20" office:value-type="string" calcext:value-type="string">
            <text:p>S3P</text:p>
          </table:table-cell>
          <table:table-cell table:style-name="ce22" office:value-type="string" calcext:value-type="string">
            <text:p>S4</text:p>
          </table:table-cell>
          <table:table-cell table:style-name="ce20" office:value-type="string" calcext:value-type="string">
            <text:p>S4P</text:p>
          </table:table-cell>
          <table:table-cell table:style-name="ce22" office:value-type="string" calcext:value-type="string">
            <text:p>S5</text:p>
          </table:table-cell>
          <table:table-cell table:style-name="ce20" office:value-type="string" calcext:value-type="string">
            <text:p>S5P</text:p>
          </table:table-cell>
          <table:table-cell table:style-name="ce24" office:value-type="string" calcext:value-type="string">
            <text:p>Sets</text:p>
          </table:table-cell>
          <table:table-cell table:style-name="ce20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7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5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7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7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7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104857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.00.0000</text:date>, <text:time style:data-style-name="N2" text:time-value="13:57:08.0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2</meta:editing-cycles>
    <meta:editing-duration>PT4H37M5S</meta:editing-duration>
    <dc:title>Saison Ekkart</dc:title>
    <dc:date>2017-09-27T14:00:30.845000000</dc:date>
    <meta:generator>LibreOffice/5.3.3.2$Windows_x86 LibreOffice_project/3d9a8b4b4e538a85e0782bd6c2d430bafe583448</meta:generator>
    <meta:document-statistic meta:table-count="2" meta:cell-count="402" meta:object-count="0"/>
  </office:meta>
</office:document-meta>
</file>